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ffff00"/>
    </style:style>
    <style:style style:name="ce28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4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 table:number-columns-spanned="14" table:number-rows-spanned="1">
            <text:p>Loops</text:p>
          </table:table-cell>
          <table:covered-table-cell table:number-columns-repeated="13" table:style-name="ce2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1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art Date</text:p>
          </table:table-cell>
          <table:covered-table-cell table:style-name="ce36"/>
          <table:table-cell table:style-name="ce5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timated End Date</text:p>
          </table:table-cell>
          <table:covered-table-cell table:style-name="ce37"/>
          <table:table-cell table:style-name="ce6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38"/>
          <table:table-cell table:style-name="ce7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7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Start Date</text:p>
          </table:table-cell>
          <table:covered-table-cell table:style-name="ce14"/>
          <table:table-cell table:style-name="ce1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timated End Date</text:p>
          </table:table-cell>
          <table:covered-table-cell table:style-name="ce6"/>
          <table:table-cell table:style-name="ce6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7"/>
          <table:table-cell table:style-name="ce7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7"/>
        </table:table-row>
      </table:table>
      <table:table table:name="Chapter3" table:style-name="ta2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 table:number-columns-spanned="14" table:number-rows-spanned="1">
            <text:p>Function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 table:number-columns-spanned="14" table:number-rows-spanned="1">
            <text:p>Enums and Type Aliase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 table:number-columns-spanned="14" table:number-rows-spanned="1">
            <text:p>Arguments to Main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 table:number-columns-spanned="14" table:number-rows-spanned="1">
            <text:p>Function Overloading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 table:number-columns-spanned="14" table:number-rows-spanned="1">
            <text:p>Lambda Function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 table:number-columns-spanned="14" table:number-rows-spanned="1">
            <text:p>Functions: The Misfit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 table:number-columns-spanned="14" table:number-rows-spanned="1">
            <text:p>Function Templates</text:p>
          </table:table-cell>
          <table:covered-table-cell table:number-columns-repeated="13" table:style-name="ce4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Start Date</text:p>
          </table:table-cell>
          <table:covered-table-cell table:style-name="ce14"/>
          <table:table-cell table:style-name="ce14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timated End Date</text:p>
          </table:table-cell>
          <table:covered-table-cell table:style-name="ce6"/>
          <table:table-cell table:style-name="ce6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7"/>
          <table:table-cell table:style-name="ce7" table:number-columns-spanned="13" table:number-rows-spanned="1"/>
          <table:covered-table-cell table:number-columns-repeated="12" table:style-name="ce7"/>
        </table:table-row>
      </table:table>
      <table:table table:name="Chapter4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6:13:07.288060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01T16:18:29.777307299</dc:date>
    <meta:editing-duration>PT23M2S</meta:editing-duration>
    <meta:editing-cycles>17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17" meta:object-count="0"/>
  </office:meta>
</office:document-meta>
</file>